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ceangate</text:p>
      <text:p text:style-name="Standard"/>
      <text:p text:style-name="Standard">This is written on 11 October 2024 after the inquir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1T10:29:06.17</meta:creation-date>
    <dc:date>2024-10-11T10:30:31.57</dc:date>
    <meta:editing-duration>PT1M26S</meta:editing-duration>
    <meta:editing-cycles>1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11" meta:character-count="63"/>
  </office:meta>
</office:document-meta>
</file>